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quire('dotenv').config();</text:p>
      <text:p text:style-name="Standard">const mongoose = require('mongoose');//1 (Step 1)</text:p>
      <text:p text:style-name="Standard">const { Schema } = require('mongoose');//2 (Step 1)</text:p>
      <text:p text:style-name="Standard"/>
      <text:p text:style-name="Standard">//2 (Step 2: Defininfing Schema)</text:p>
      <text:p text:style-name="Standard">const personSchema = Schema({</text:p>
      <text:p text:style-name="Standard"><text:s text:c="2"/>name: {</text:p>
      <text:p text:style-name="Standard"><text:s text:c="4"/>type: String,</text:p>
      <text:p text:style-name="Standard"><text:s text:c="4"/>required: true</text:p>
      <text:p text:style-name="Standard"><text:s text:c="2"/>},</text:p>
      <text:p text:style-name="Standard"><text:s text:c="2"/>age: Number, </text:p>
      <text:p text:style-name="Standard"><text:s text:c="2"/>favoriteFoods: [String]</text:p>
      <text:p text:style-name="Standard">})</text:p>
      <text:p text:style-name="Standard"/>
      <text:p text:style-name="Standard">//2 (Step 3: Defining Person)</text:p>
      <text:p text:style-name="Standard">const Person = mongoose.model('Person', personSchema)</text:p>
      <text:p text:style-name="Standard"/>
      <text:p text:style-name="Standard">mongoose.connect(process.env.MONGO_URI, { useNewUrlParser: true, useUnifiedTopology: true });//1 (Step 2)</text:p>
      <text:p text:style-name="Standard"/>
      <text:p text:style-name="Standard"/>
      <text:p text:style-name="Standard">//3 (Step 3: Creating document instance)</text:p>
      <text:p text:style-name="Standard">const createAndSavePerson = (done) =&gt; {</text:p>
      <text:p text:style-name="Standard"><text:s text:c="2"/>const person = new Person({</text:p>
      <text:p text:style-name="Standard"><text:s text:c="4"/>name: 'Bhekizwe',</text:p>
      <text:p text:style-name="Standard"><text:s text:c="4"/>age : 38,</text:p>
      <text:p text:style-name="Standard"><text:s text:c="4"/>favoriteFoods: ['chips', 'chicken']</text:p>
      <text:p text:style-name="Standard"><text:s text:c="2"/>});</text:p>
      <text:p text:style-name="Standard"/>
      <text:p text:style-name="Standard">//3 (Step 4: Using Node callback function)</text:p>
      <text:p text:style-name="Standard"><text:s text:c="2"/>person.save(function(err, data) {</text:p>
      <text:p text:style-name="Standard"><text:s text:c="4"/>if (err) {</text:p>
      <text:p text:style-name="Standard"><text:s text:c="6"/>done(err);</text:p>
      <text:p text:style-name="Standard"><text:s text:c="6"/>return;</text:p>
      <text:p text:style-name="Standard"><text:s text:c="4"/>}</text:p>
      <text:p text:style-name="Standard"><text:s text:c="4"/>console.log(data);</text:p>
      <text:p text:style-name="Standard"><text:s text:c="4"/>done(null, data);</text:p>
      <text:p text:style-name="Standard"><text:s text:c="2"/>});</text:p>
      <text:p text:style-name="Standard">// <text:s/>done(null /*, data*/);</text:p>
      <text:p text:style-name="Standard">};</text:p>
      <text:p text:style-name="Standard"/>
      <text:p text:style-name="Standard">//4 (Step1: Creating ManyPeople array)</text:p>
      <text:p text:style-name="Standard">const arrayOfPeople = [</text:p>
      <text:p text:style-name="Standard"><text:s text:c="2"/>{name: 'James', age: 36, favoriteFoods: ['fat cakes']},</text:p>
      <text:p text:style-name="Standard"><text:s text:c="2"/>{name: 'Terry', age: 39, favoriteFoods: ['vodka']},</text:p>
      <text:p text:style-name="Standard"><text:s text:c="2"/>{name: 'Jack', age: 37, favoriteFoods: ['pie']}</text:p>
      <text:p text:style-name="Standard">];</text:p>
      <text:p text:style-name="Standard"/>
      <text:p text:style-name="Standard">//4 (Step 2: Create ManyPeople Function and console)</text:p>
      <text:p text:style-name="Standard">const createManyPeople = (arrayOfPeople, done) =&gt; {</text:p>
      <text:p text:style-name="Standard"><text:s text:c="2"/>Person.create(arrayOfPeople, (err, people) =&gt; {</text:p>
      <text:p text:style-name="Standard"><text:s text:c="4"/>if (err) {</text:p>
      <text:p text:style-name="Standard"><text:soft-page-break/><text:s text:c="6"/>done(err);</text:p>
      <text:p text:style-name="Standard"><text:s text:c="6"/>return;</text:p>
      <text:p text:style-name="Standard"><text:s text:c="4"/>} else {</text:p>
      <text:p text:style-name="Standard"><text:s text:c="6"/>console.log(data);</text:p>
      <text:p text:style-name="Standard"><text:s text:c="6"/>done(null, data);</text:p>
      <text:p text:style-name="Standard"><text:s text:c="2"/>}</text:p>
      <text:p text:style-name="Standard"><text:s text:c="2"/>});</text:p>
      <text:p text:style-name="Standard">};</text:p>
      <text:p text:style-name="Standard"/>
      <text:p text:style-name="Standard">//4</text:p>
      <text:p text:style-name="Standard">const findPeopleByName = (personName, done) =&gt; {</text:p>
      <text:p text:style-name="Standard"><text:s text:c="2"/>Person.find({ name: personName }, (err, data) =&gt; {</text:p>
      <text:p text:style-name="Standard"><text:s text:c="4"/>if (err) {</text:p>
      <text:p text:style-name="Standard"><text:s text:c="6"/>done(err);</text:p>
      <text:p text:style-name="Standard"><text:s text:c="6"/>return;</text:p>
      <text:p text:style-name="Standard"><text:s text:c="4"/>} else {</text:p>
      <text:p text:style-name="Standard"><text:s text:c="6"/>console.log(data);</text:p>
      <text:p text:style-name="Standard"><text:s text:c="6"/>done(null, data);</text:p>
      <text:p text:style-name="Standard"><text:s text:c="2"/>}</text:p>
      <text:p text:style-name="Standard"><text:s text:c="2"/>});//done(null /*, data*/);</text:p>
      <text:p text:style-name="Standard">};</text:p>
      <text:p text:style-name="Standard"/>
      <text:p text:style-name="Standard">//5</text:p>
      <text:p text:style-name="Standard">const findOneByFood = (food, done) =&gt; {</text:p>
      <text:p text:style-name="Standard"><text:s text:c="2"/>Person.findOne({ favoriteFoods: food }, (err, data) =&gt; {</text:p>
      <text:p text:style-name="Standard"><text:s text:c="4"/>if (err) {</text:p>
      <text:p text:style-name="Standard"><text:s text:c="6"/>done(err);</text:p>
      <text:p text:style-name="Standard"><text:s text:c="6"/>return;</text:p>
      <text:p text:style-name="Standard"><text:s text:c="4"/>} else {</text:p>
      <text:p text:style-name="Standard"><text:s text:c="6"/>console.log(data);</text:p>
      <text:p text:style-name="Standard"><text:s text:c="6"/>done(null, data);</text:p>
      <text:p text:style-name="Standard"><text:s text:c="2"/>}</text:p>
      <text:p text:style-name="Standard"><text:s text:c="2"/>});//done(null /*, data*/);</text:p>
      <text:p text:style-name="Standard">};</text:p>
      <text:p text:style-name="Standard"/>
      <text:p text:style-name="Standard">//6</text:p>
      <text:p text:style-name="Standard">const findPersonById = (personId, done) =&gt; {</text:p>
      <text:p text:style-name="Standard"><text:s text:c="2"/>Person.findById(personId, (err, data) =&gt; {</text:p>
      <text:p text:style-name="Standard"><text:s text:c="4"/>if (err) {</text:p>
      <text:p text:style-name="Standard"><text:s text:c="6"/>done(err);</text:p>
      <text:p text:style-name="Standard"><text:s text:c="6"/>return;</text:p>
      <text:p text:style-name="Standard"><text:s text:c="4"/>} else {</text:p>
      <text:p text:style-name="Standard"><text:s text:c="6"/>console.log(data);</text:p>
      <text:p text:style-name="Standard"><text:s text:c="6"/>done(null, data);</text:p>
      <text:p text:style-name="Standard"><text:s text:c="2"/>}</text:p>
      <text:p text:style-name="Standard"><text:s text:c="2"/>});//done(null /*, data*/);</text:p>
      <text:p text:style-name="Standard">};</text:p>
      <text:p text:style-name="Standard"/>
      <text:p text:style-name="Standard">//7 (Part 1: Edit)</text:p>
      <text:p text:style-name="Standard">const findEditThenSave = (personId, done) =&gt; {</text:p>
      <text:p text:style-name="Standard"><text:s text:c="2"/>const foodToAdd = "hamburger";</text:p>
      <text:p text:style-name="Standard"><text:s text:c="2"/>Person.findById(personId, (err, person) =&gt; {</text:p>
      <text:p text:style-name="Standard"><text:soft-page-break/><text:s text:c="4"/>if (err) {</text:p>
      <text:p text:style-name="Standard"><text:s text:c="6"/>done(err);</text:p>
      <text:p text:style-name="Standard"><text:s text:c="6"/>return;</text:p>
      <text:p text:style-name="Standard"><text:s text:c="4"/>}</text:p>
      <text:p text:style-name="Standard">//7 (Part 2: Save)</text:p>
      <text:p text:style-name="Standard"><text:s text:c="4"/>console.log(person);</text:p>
      <text:p text:style-name="Standard"><text:s text:c="4"/>person.favoriteFoods.push(foodToAdd);</text:p>
      <text:p text:style-name="Standard"><text:s text:c="4"/>person.save((err, savedDoc) =&gt; {</text:p>
      <text:p text:style-name="Standard"><text:s text:c="6"/>if (err) {</text:p>
      <text:p text:style-name="Standard"><text:s text:c="8"/>done(err);</text:p>
      <text:p text:style-name="Standard"><text:s text:c="8"/>return;</text:p>
      <text:p text:style-name="Standard"><text:s text:c="6"/>}</text:p>
      <text:p text:style-name="Standard"><text:s text:c="6"/>console.log(savedDoc);</text:p>
      <text:p text:style-name="Standard"><text:s text:c="6"/>done(null, savedDoc);</text:p>
      <text:p text:style-name="Standard"><text:s text:c="4"/>});</text:p>
      <text:p text:style-name="Standard"><text:s text:c="2"/>});</text:p>
      <text:p text:style-name="Standard">};</text:p>
      <text:p text:style-name="Standard"/>
      <text:p text:style-name="Standard">//8</text:p>
      <text:p text:style-name="Standard">const findAndUpdate = (personName, done) =&gt; {</text:p>
      <text:p text:style-name="Standard"><text:s text:c="2"/>const ageToSet = 20;</text:p>
      <text:p text:style-name="Standard"><text:s text:c="2"/>Person.findOneAndUpdate(</text:p>
      <text:p text:style-name="Standard"><text:s text:c="4"/>{ name: personName }, // filter to find the document</text:p>
      <text:p text:style-name="Standard"><text:s text:c="4"/>{ age: ageToSet }, // object specifying the fields to update</text:p>
      <text:p text:style-name="Standard"><text:s text:c="4"/>{ new: true }, // options object to return the updated document</text:p>
      <text:p text:style-name="Standard"><text:s text:c="4"/>(err, data) =&gt; {</text:p>
      <text:p text:style-name="Standard"><text:s text:c="6"/>if (err) {</text:p>
      <text:p text:style-name="Standard"><text:s text:c="8"/>done(err);</text:p>
      <text:p text:style-name="Standard"><text:s text:c="8"/>return;</text:p>
      <text:p text:style-name="Standard"><text:s text:c="6"/>}</text:p>
      <text:p text:style-name="Standard"><text:s text:c="6"/>console.log(data);</text:p>
      <text:p text:style-name="Standard"><text:s text:c="6"/>done(null, data);</text:p>
      <text:p text:style-name="Standard"><text:s text:c="4"/>}</text:p>
      <text:p text:style-name="Standard"><text:s text:c="2"/>);</text:p>
      <text:p text:style-name="Standard">};//The third arguement tells Mongoose to return to the original);</text:p>
      <text:p text:style-name="Standard"/>
      <text:p text:style-name="Standard">//9</text:p>
      <text:p text:style-name="Standard">const removeById = (personId, done) =&gt; {</text:p>
      <text:p text:style-name="Standard"><text:s text:c="2"/>Person.findByIdAndRemove(personId, (err, data) =&gt; {</text:p>
      <text:p text:style-name="Standard"><text:s text:c="4"/>if (err) {</text:p>
      <text:p text:style-name="Standard"><text:s text:c="6"/>done(err);</text:p>
      <text:p text:style-name="Standard"><text:s text:c="6"/>return;</text:p>
      <text:p text:style-name="Standard"><text:s text:c="4"/>}</text:p>
      <text:p text:style-name="Standard"><text:s text:c="4"/>console.log(data);</text:p>
      <text:p text:style-name="Standard"><text:s text:c="4"/>done(null, data);</text:p>
      <text:p text:style-name="Standard"><text:s text:c="2"/>});</text:p>
      <text:p text:style-name="Standard">};//Similar "return to original" condition in #8);</text:p>
      <text:p text:style-name="Standard"/>
      <text:p text:style-name="Standard">//10</text:p>
      <text:p text:style-name="Standard">const removeManyPeople = (done) =&gt; {</text:p>
      <text:p text:style-name="Standard"><text:s text:c="2"/>const nameToRemove = "Mary";</text:p>
      <text:p text:style-name="Standard"><text:s text:c="2"/>Person.remove({ name: nameToRemove}, (err, data) =&gt; {</text:p>
      <text:p text:style-name="Standard"><text:soft-page-break/><text:s text:c="4"/>if (err) {</text:p>
      <text:p text:style-name="Standard"><text:s text:c="6"/>done(err);</text:p>
      <text:p text:style-name="Standard"><text:s text:c="6"/>return;</text:p>
      <text:p text:style-name="Standard"><text:s text:c="4"/>}</text:p>
      <text:p text:style-name="Standard"><text:s text:c="4"/>console.log(data);</text:p>
      <text:p text:style-name="Standard"><text:s text:c="4"/>done(null, data);</text:p>
      <text:p text:style-name="Standard"><text:s text:c="2"/>});</text:p>
      <text:p text:style-name="Standard">};</text:p>
      <text:p text:style-name="Standard"/>
      <text:p text:style-name="Standard">//11</text:p>
      <text:p text:style-name="Standard">const queryChain = (done) =&gt; {</text:p>
      <text:p text:style-name="Standard"><text:s text:c="2"/>const foodToSearch = "burrito";</text:p>
      <text:p text:style-name="Standard"><text:s text:c="2"/>Person</text:p>
      <text:p text:style-name="Standard"><text:s text:c="4"/>.find({ favoriteFoods: foodToSearch })</text:p>
      <text:p text:style-name="Standard"><text:s text:c="4"/>.sort({ name: 1 })</text:p>
      <text:p text:style-name="Standard"><text:s text:c="4"/>.limit(2)</text:p>
      <text:p text:style-name="Standard"><text:s text:c="4"/>.select('name favoriteFoods')</text:p>
      <text:p text:style-name="Standard"><text:s text:c="4"/>.exec((err, data) =&gt; {</text:p>
      <text:p text:style-name="Standard"><text:s text:c="6"/>if (err) {</text:p>
      <text:p text:style-name="Standard"><text:s text:c="8"/>done(err);</text:p>
      <text:p text:style-name="Standard"><text:s text:c="8"/>return;</text:p>
      <text:p text:style-name="Standard"><text:s text:c="6"/>}</text:p>
      <text:p text:style-name="Standard"><text:s text:c="6"/>console.log(data);</text:p>
      <text:p text:style-name="Standard"><text:s text:c="6"/>done(null, data);</text:p>
      <text:p text:style-name="Standard"><text:s text:c="4"/>});</text:p>
      <text:p text:style-name="Standard">};</text:p>
      <text:p text:style-name="Standard"/>
      <text:p text:style-name="Standard">/** **Well Done !!**</text:p>
      <text:p text:style-name="Standard">/* You completed these challenges, let's go celebrate !</text:p>
      <text:p text:style-name="Standard"><text:s/>*/</text:p>
      <text:p text:style-name="Standard"/>
      <text:p text:style-name="Standard">//----- **DO NOT EDIT BELOW THIS LINE** ----------------------------------</text:p>
      <text:p text:style-name="Standard"/>
      <text:p text:style-name="Standard">exports.PersonModel = Person;</text:p>
      <text:p text:style-name="Standard">exports.createAndSavePerson = createAndSavePerson;</text:p>
      <text:p text:style-name="Standard">exports.findPeopleByName = findPeopleByName;</text:p>
      <text:p text:style-name="Standard">exports.findOneByFood = findOneByFood;</text:p>
      <text:p text:style-name="Standard">exports.findPersonById = findPersonById;</text:p>
      <text:p text:style-name="Standard">exports.findEditThenSave = findEditThenSave;</text:p>
      <text:p text:style-name="Standard">exports.findAndUpdate = findAndUpdate;</text:p>
      <text:p text:style-name="Standard">exports.createManyPeople = createManyPeople;</text:p>
      <text:p text:style-name="Standard">exports.removeById = removeById;</text:p>
      <text:p text:style-name="Standard">exports.removeManyPeople = removeManyPeople;</text:p>
      <text:p text:style-name="Standard">exports.queryChain = queryChain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13:10:38.207450631</meta:creation-date>
    <dc:date>2023-03-17T13:12:27.359288241</dc:date>
    <meta:editing-duration>PT1M56S</meta:editing-duration>
    <meta:editing-cycles>1</meta:editing-cycles>
    <meta:document-statistic meta:table-count="0" meta:image-count="0" meta:object-count="0" meta:page-count="4" meta:paragraph-count="180" meta:word-count="533" meta:character-count="4330" meta:non-whitespace-character-count="3470"/>
    <meta:generator>LibreOffice/6.4.7.2$Linux_X86_64 LibreOffice_project/40$Build-2</meta:generator>
  </office:meta>
</office:document-meta>
</file>